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FP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inThread - FPS</text:p>
          </table:table-cell>
          <table:table-cell office:value-type="float" office:value="28.1387138419" calcext:value-type="float">
            <text:p>28,138713841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9.5297052455" calcext:value-type="float">
            <text:p>69,529705245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0.4384961718" calcext:value-type="float">
            <text:p>10,438496171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9.7796663843" calcext:value-type="float">
            <text:p>19,779666384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29743468827" calcext:value-type="float">
            <text:p>7,297434688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5.4020095842" calcext:value-type="float">
            <text:p>75,402009584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8.46822122998" calcext:value-type="float">
            <text:p>8,4682212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71749404798" calcext:value-type="float">
            <text:p>6,71749404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27.2424373972" calcext:value-type="float">
            <text:p>27,242437397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1.5184247513" calcext:value-type="float">
            <text:p>11,518424751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.13490610167" calcext:value-type="float">
            <text:p>5,134906101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0.5125215906" calcext:value-type="float">
            <text:p>10,512521590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1.8191908778" calcext:value-type="float">
            <text:p>71,819190877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67494644824" calcext:value-type="float">
            <text:p>6,674946448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0.7913927204" calcext:value-type="float">
            <text:p>10,791392720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0.490391609" calcext:value-type="float">
            <text:p>10,49039160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50070973591" calcext:value-type="float">
            <text:p>7,500709735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8.749756136" calcext:value-type="float">
            <text:p>18,74975613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04870297882" calcext:value-type="float">
            <text:p>9,048702978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3.6919143468" calcext:value-type="float">
            <text:p>13,691914346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8.0036150088" calcext:value-type="float">
            <text:p>8,003615008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85283789654" calcext:value-type="float">
            <text:p>6,852837896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75404454871" calcext:value-type="float">
            <text:p>9,754044548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2.0779282857" calcext:value-type="float">
            <text:p>62,077928285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4.99319562253" calcext:value-type="float">
            <text:p>4,993195622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8.15873091659" calcext:value-type="float">
            <text:p>8,158730916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23.8360703816" calcext:value-type="float">
            <text:p>23,836070381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2.1512677296" calcext:value-type="float">
            <text:p>12,151267729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8.87787945031" calcext:value-type="float">
            <text:p>8,877879450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8.87862653827" calcext:value-type="float">
            <text:p>8,878626538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36971360758" calcext:value-type="float">
            <text:p>9,369713607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7.4046005546" calcext:value-type="float">
            <text:p>17,404600554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1156926704" calcext:value-type="float">
            <text:p>9,115692670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0.7297975911" calcext:value-type="float">
            <text:p>10,729797591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0.3932158907" calcext:value-type="float">
            <text:p>10,393215890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3.812220514" calcext:value-type="float">
            <text:p>13,81222051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25.9017962922" calcext:value-type="float">
            <text:p>25,901796292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81832410173" calcext:value-type="float">
            <text:p>7,818324101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8.01068522873" calcext:value-type="float">
            <text:p>8,010685228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6.5680478471" calcext:value-type="float">
            <text:p>16,568047847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31879080116" calcext:value-type="float">
            <text:p>9,318790801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9790222989" calcext:value-type="float">
            <text:p>9,979022298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2.742164031" calcext:value-type="float">
            <text:p>12,74216403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79901548624" calcext:value-type="float">
            <text:p>6,799015486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20604811112" calcext:value-type="float">
            <text:p>7,206048111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54296419605" calcext:value-type="float">
            <text:p>7,542964196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8.6075712533" calcext:value-type="float">
            <text:p>18,607571253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1.707907106" calcext:value-type="float">
            <text:p>11,70790710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74729675318" calcext:value-type="float">
            <text:p>7,747296753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25.5147075577" calcext:value-type="float">
            <text:p>25,514707557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.19677880991" calcext:value-type="float">
            <text:p>5,196778809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2.6289848741" calcext:value-type="float">
            <text:p>12,628984874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3.6975050652" calcext:value-type="float">
            <text:p>13,697505065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8.01707830088" calcext:value-type="float">
            <text:p>8,017078300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29.1472652753" calcext:value-type="float">
            <text:p>29,147265275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.64946884174" calcext:value-type="float">
            <text:p>5,649468841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1.7022280995" calcext:value-type="float">
            <text:p>11,702228099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21.6137827115" calcext:value-type="float">
            <text:p>21,613782711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0.6633080943" calcext:value-type="float">
            <text:p>10,663308094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20361107362" calcext:value-type="float">
            <text:p>9,203611073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1.850861787" calcext:value-type="float">
            <text:p>11,85086178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1.9799150495" calcext:value-type="float">
            <text:p>11,979915049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1.080220687" calcext:value-type="float">
            <text:p>11,08022068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62699833821" calcext:value-type="float">
            <text:p>6,626998338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20.6133621338" calcext:value-type="float">
            <text:p>20,613362133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7.800118588" calcext:value-type="float">
            <text:p>17,80011858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.92069150835" calcext:value-type="float">
            <text:p>5,920691508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6.7326683983" calcext:value-type="float">
            <text:p>16,732668398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2.4195134958" calcext:value-type="float">
            <text:p>72,419513495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.6814123482" calcext:value-type="float">
            <text:p>5,681412348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2.6163229709" calcext:value-type="float">
            <text:p>12,616322970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58064203611" calcext:value-type="float">
            <text:p>7,580642036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2.7445945778" calcext:value-type="float">
            <text:p>12,744594577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9.8562419993" calcext:value-type="float">
            <text:p>19,856241999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05581979755" calcext:value-type="float">
            <text:p>6,055819797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8.43168493303" calcext:value-type="float">
            <text:p>8,43168493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0.4945474687" calcext:value-type="float">
            <text:p>10,494547468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0.0845903506" calcext:value-type="float">
            <text:p>10,084590350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8.33053947866" calcext:value-type="float">
            <text:p>8,330539478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6.1901180959" calcext:value-type="float">
            <text:p>16,190118095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2728920419" calcext:value-type="float">
            <text:p>9,272892041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93414939951" calcext:value-type="float">
            <text:p>6,934149399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38.7295079269" calcext:value-type="float">
            <text:p>38,729507926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65715957707" calcext:value-type="float">
            <text:p>6,657159577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39274750836" calcext:value-type="float">
            <text:p>9,392747508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0.4807608865" calcext:value-type="float">
            <text:p>10,480760886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20532091376" calcext:value-type="float">
            <text:p>6,205320913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41.9664557922" calcext:value-type="float">
            <text:p>41,966455792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8.92461694674" calcext:value-type="float">
            <text:p>8,924616946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90740348285" calcext:value-type="float">
            <text:p>7,907403482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0.3398942444" calcext:value-type="float">
            <text:p>10,339894244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5.91757599" calcext:value-type="float">
            <text:p>15,9175759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63751336542" calcext:value-type="float">
            <text:p>9,637513365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54205739541" calcext:value-type="float">
            <text:p>6,542057395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7.0449125947" calcext:value-type="float">
            <text:p>17,044912594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30.9198427503" calcext:value-type="float">
            <text:p>30,919842750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.38705752427" calcext:value-type="float">
            <text:p>5,387057524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16475838068" calcext:value-type="float">
            <text:p>9,164758380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81.3548643863" calcext:value-type="float">
            <text:p>81,354864386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.27921404075" calcext:value-type="float">
            <text:p>5,279214040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36345711046" calcext:value-type="float">
            <text:p>9,363457110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42.8640507051" calcext:value-type="float">
            <text:p>42,864050705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25907840203" calcext:value-type="float">
            <text:p>6,25907840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21.7223838935" calcext:value-type="float">
            <text:p>21,722383893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8.8964639786" calcext:value-type="float">
            <text:p>68,896463978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.38390795568" calcext:value-type="float">
            <text:p>5,383907955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07308905133" calcext:value-type="float">
            <text:p>7,073089051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36.9687885457" calcext:value-type="float">
            <text:p>36,968788545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98780923571" calcext:value-type="float">
            <text:p>6,987809235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76643151941" calcext:value-type="float">
            <text:p>6,766431519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6.1191877929" calcext:value-type="float">
            <text:p>96,119187792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.1335368459" calcext:value-type="float">
            <text:p>5,133536845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12516562632" calcext:value-type="float">
            <text:p>9,125165626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9.9194322707" calcext:value-type="float">
            <text:p>19,919432270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4.83351601768" calcext:value-type="float">
            <text:p>4,833516017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4.6567888335" calcext:value-type="float">
            <text:p>64,656788833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8.2170211032" calcext:value-type="float">
            <text:p>78,217021103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.28672178761" calcext:value-type="float">
            <text:p>5,286721787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32.4951047749" calcext:value-type="float">
            <text:p>32,495104774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48355417875" calcext:value-type="float">
            <text:p>7,483554178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3.3737226891" calcext:value-type="float">
            <text:p>13,373722689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40.0086690784" calcext:value-type="float">
            <text:p>40,008669078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05305948372" calcext:value-type="float">
            <text:p>9,053059483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.28883186094" calcext:value-type="float">
            <text:p>5,288831860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82.9068466961" calcext:value-type="float">
            <text:p>82,906846696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42.2244695023" calcext:value-type="float">
            <text:p>42,224469502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3.97234406395" calcext:value-type="float">
            <text:p>3,97234406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54395124857" calcext:value-type="float">
            <text:p>7,543951248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6.2578566295" calcext:value-type="float">
            <text:p>16,257856629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7.8948700364" calcext:value-type="float">
            <text:p>17,894870036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44575203763" calcext:value-type="float">
            <text:p>7,445752037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2.0683048192" calcext:value-type="float">
            <text:p>12,068304819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0.5843109056" calcext:value-type="float">
            <text:p>10,584310905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.79397149549" calcext:value-type="float">
            <text:p>5,793971495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8.4916398926" calcext:value-type="float">
            <text:p>18,491639892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1.5557918484" calcext:value-type="float">
            <text:p>11,555791848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8379382736" calcext:value-type="float">
            <text:p>7,837938273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8.83925517466" calcext:value-type="float">
            <text:p>8,839255174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80.0567057658" calcext:value-type="float">
            <text:p>80,056705765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23547091212" calcext:value-type="float">
            <text:p>7,235470912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7785217761" calcext:value-type="float">
            <text:p>7,778521776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3.2762008845" calcext:value-type="float">
            <text:p>13,276200884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52140740874" calcext:value-type="float">
            <text:p>9,521407408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8.8771333638" calcext:value-type="float">
            <text:p>18,877133363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40445512343" calcext:value-type="float">
            <text:p>6,404455123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33.3734493319" calcext:value-type="float">
            <text:p>33,373449331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17355489792" calcext:value-type="float">
            <text:p>9,173554897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97104425497" calcext:value-type="float">
            <text:p>6,97104425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1.271584789" calcext:value-type="float">
            <text:p>11,27158478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9.5180379656" calcext:value-type="float">
            <text:p>19,518037965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73237609198" calcext:value-type="float">
            <text:p>7,73237609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3.3174635335" calcext:value-type="float">
            <text:p>13,317463533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46917734577" calcext:value-type="float">
            <text:p>6,469177345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2.9494456362" calcext:value-type="float">
            <text:p>12,949445636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1.1447698598" calcext:value-type="float">
            <text:p>71,144769859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.31836532596" calcext:value-type="float">
            <text:p>5,31836532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28097872598" calcext:value-type="float">
            <text:p>9,28097872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7.6504357672" calcext:value-type="float">
            <text:p>17,650435767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0.2217693615" calcext:value-type="float">
            <text:p>10,2217693615</text:p>
          </table:table-cell>
        </table:table-row>
        <table:table-row table:style-name="ro1">
          <table:table-cell table:style-name="ce1" office:value-type="string" calcext:value-type="string">
            <text:p>Média</text:p>
          </table:table-cell>
          <table:table-cell table:style-name="ce2" table:formula="of:=AVERAGE([.B1:.B159])" office:value-type="float" office:value="17.7467284149862" calcext:value-type="float">
            <text:p>17,747</text:p>
          </table:table-cell>
        </table:table-row>
        <table:table-row table:style-name="ro1">
          <table:table-cell table:style-name="ce1" office:value-type="string" calcext:value-type="string">
            <text:p>Variância</text:p>
          </table:table-cell>
          <table:table-cell table:style-name="ce2" table:formula="of:=VAR([.B1:.B159])" office:value-type="float" office:value="363.484789030818" calcext:value-type="float">
            <text:p>363,485</text:p>
          </table:table-cell>
        </table:table-row>
        <table:table-row table:style-name="ro1">
          <table:table-cell table:style-name="ce1" office:value-type="string" calcext:value-type="string">
            <text:p>Desvio Padrão</text:p>
          </table:table-cell>
          <table:table-cell table:style-name="ce2" table:formula="of:=STDEV([.B1:.B159])" office:value-type="float" office:value="19.0652770509851" calcext:value-type="float">
            <text:p>19,065</text:p>
          </table:table-cell>
        </table:table-row>
        <table:table-row table:style-name="ro1">
          <table:table-cell table:style-name="ce1" office:value-type="string" calcext:value-type="string">
            <text:p>Máximo</text:p>
          </table:table-cell>
          <table:table-cell table:style-name="ce2" table:formula="of:=MAX([.B1:.B159])" office:value-type="float" office:value="96.1191877929" calcext:value-type="float">
            <text:p>96,119</text:p>
          </table:table-cell>
        </table:table-row>
        <table:table-row table:style-name="ro1">
          <table:table-cell table:style-name="ce1" office:value-type="string" calcext:value-type="string">
            <text:p>Mínimo</text:p>
          </table:table-cell>
          <table:table-cell table:style-name="ce3" table:formula="of:=MIN([.B1:.B159])" office:value-type="float" office:value="3.97234406395" calcext:value-type="float">
            <text:p>3,972</text:p>
          </table:table-cell>
        </table:table-row>
      </table:table>
      <table:table table:name="calc" table:style-name="ta1"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390385866165" calcext:value-type="float">
            <text:p>0,3903858662</text:p>
          </table:table-cell>
          <table:table-cell table:formula="of:=[.D1]*1000" office:value-type="float" office:value="390.385866165" calcext:value-type="float">
            <text:p>390,38586616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457697153091" calcext:value-type="float">
            <text:p>0,4576971531</text:p>
          </table:table-cell>
          <table:table-cell table:formula="of:=[.D2]*1000" office:value-type="float" office:value="457.697153091" calcext:value-type="float">
            <text:p>457,69715309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464648962021" calcext:value-type="float">
            <text:p>0,464648962</text:p>
          </table:table-cell>
          <table:table-cell table:formula="of:=[.D3]*1000" office:value-type="float" office:value="464.648962021" calcext:value-type="float">
            <text:p>464,64896202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402148008347" calcext:value-type="float">
            <text:p>0,4021480083</text:p>
          </table:table-cell>
          <table:table-cell table:formula="of:=[.D4]*1000" office:value-type="float" office:value="402.148008347" calcext:value-type="float">
            <text:p>402,14800834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322543859482" calcext:value-type="float">
            <text:p>0,3225438595</text:p>
          </table:table-cell>
          <table:table-cell table:formula="of:=[.D5]*1000" office:value-type="float" office:value="322.543859482" calcext:value-type="float">
            <text:p>322,54385948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363831996918" calcext:value-type="float">
            <text:p>0,3638319969</text:p>
          </table:table-cell>
          <table:table-cell table:formula="of:=[.D6]*1000" office:value-type="float" office:value="363.831996918" calcext:value-type="float">
            <text:p>363,83199691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385319948196" calcext:value-type="float">
            <text:p>0,3853199482</text:p>
          </table:table-cell>
          <table:table-cell table:formula="of:=[.D7]*1000" office:value-type="float" office:value="385.319948196" calcext:value-type="float">
            <text:p>385,31994819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382117033005" calcext:value-type="float">
            <text:p>0,382117033</text:p>
          </table:table-cell>
          <table:table-cell table:formula="of:=[.D8]*1000" office:value-type="float" office:value="382.117033005" calcext:value-type="float">
            <text:p>382,11703300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347838878632" calcext:value-type="float">
            <text:p>0,3478388786</text:p>
          </table:table-cell>
          <table:table-cell table:formula="of:=[.D9]*1000" office:value-type="float" office:value="347.838878632" calcext:value-type="float">
            <text:p>347,83887863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359491825104" calcext:value-type="float">
            <text:p>0,3594918251</text:p>
          </table:table-cell>
          <table:table-cell table:formula="of:=[.D10]*1000" office:value-type="float" office:value="359.491825104" calcext:value-type="float">
            <text:p>359,49182510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423965215683" calcext:value-type="float">
            <text:p>0,4239652157</text:p>
          </table:table-cell>
          <table:table-cell table:formula="of:=[.D11]*1000" office:value-type="float" office:value="423.965215683" calcext:value-type="float">
            <text:p>423,96521568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338477134705" calcext:value-type="float">
            <text:p>0,3384771347</text:p>
          </table:table-cell>
          <table:table-cell table:formula="of:=[.D12]*1000" office:value-type="float" office:value="338.477134705" calcext:value-type="float">
            <text:p>338,47713470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313280105591" calcext:value-type="float">
            <text:p>0,3132801056</text:p>
          </table:table-cell>
          <table:table-cell table:formula="of:=[.D13]*1000" office:value-type="float" office:value="313.280105591" calcext:value-type="float">
            <text:p>313,28010559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329699039459" calcext:value-type="float">
            <text:p>0,3296990395</text:p>
          </table:table-cell>
          <table:table-cell table:formula="of:=[.D14]*1000" office:value-type="float" office:value="329.699039459" calcext:value-type="float">
            <text:p>329,69903945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429901123047" calcext:value-type="float">
            <text:p>0,429901123</text:p>
          </table:table-cell>
          <table:table-cell table:formula="of:=[.D15]*1000" office:value-type="float" office:value="429.901123047" calcext:value-type="float">
            <text:p>429,90112304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377249002457" calcext:value-type="float">
            <text:p>0,3772490025</text:p>
          </table:table-cell>
          <table:table-cell table:formula="of:=[.D16]*1000" office:value-type="float" office:value="377.249002457" calcext:value-type="float">
            <text:p>377,24900245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289376974106" calcext:value-type="float">
            <text:p>0,2893769741</text:p>
          </table:table-cell>
          <table:table-cell table:formula="of:=[.D17]*1000" office:value-type="float" office:value="289.376974106" calcext:value-type="float">
            <text:p>289,37697410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398330926895" calcext:value-type="float">
            <text:p>0,3983309269</text:p>
          </table:table-cell>
          <table:table-cell table:formula="of:=[.D18]*1000" office:value-type="float" office:value="398.330926895" calcext:value-type="float">
            <text:p>398,33092689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317568063736" calcext:value-type="float">
            <text:p>0,3175680637</text:p>
          </table:table-cell>
          <table:table-cell table:formula="of:=[.D19]*1000" office:value-type="float" office:value="317.568063736" calcext:value-type="float">
            <text:p>317,56806373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441519021988" calcext:value-type="float">
            <text:p>0,441519022</text:p>
          </table:table-cell>
          <table:table-cell table:formula="of:=[.D20]*1000" office:value-type="float" office:value="441.519021988" calcext:value-type="float">
            <text:p>441,51902198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372215986252" calcext:value-type="float">
            <text:p>0,3722159863</text:p>
          </table:table-cell>
          <table:table-cell table:formula="of:=[.D21]*1000" office:value-type="float" office:value="372.215986252" calcext:value-type="float">
            <text:p>372,21598625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419456005096" calcext:value-type="float">
            <text:p>0,4194560051</text:p>
          </table:table-cell>
          <table:table-cell table:formula="of:=[.D22]*1000" office:value-type="float" office:value="419.456005096" calcext:value-type="float">
            <text:p>419,45600509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325474977493" calcext:value-type="float">
            <text:p>0,3254749775</text:p>
          </table:table-cell>
          <table:table-cell table:formula="of:=[.D23]*1000" office:value-type="float" office:value="325.474977493" calcext:value-type="float">
            <text:p>325,47497749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369275808334" calcext:value-type="float">
            <text:p>0,3692758083</text:p>
          </table:table-cell>
          <table:table-cell table:formula="of:=[.D24]*1000" office:value-type="float" office:value="369.275808334" calcext:value-type="float">
            <text:p>369,27580833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350991010666" calcext:value-type="float">
            <text:p>0,3509910107</text:p>
          </table:table-cell>
          <table:table-cell table:formula="of:=[.D25]*1000" office:value-type="float" office:value="350.991010666" calcext:value-type="float">
            <text:p>350,99101066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430047035217" calcext:value-type="float">
            <text:p>0,4300470352</text:p>
          </table:table-cell>
          <table:table-cell table:formula="of:=[.D26]*1000" office:value-type="float" office:value="430.047035217" calcext:value-type="float">
            <text:p>430,04703521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342151165009" calcext:value-type="float">
            <text:p>0,342151165</text:p>
          </table:table-cell>
          <table:table-cell table:formula="of:=[.D27]*1000" office:value-type="float" office:value="342.151165009" calcext:value-type="float">
            <text:p>342,15116500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38390994072" calcext:value-type="float">
            <text:p>0,3839099407</text:p>
          </table:table-cell>
          <table:table-cell table:formula="of:=[.D28]*1000" office:value-type="float" office:value="383.90994072" calcext:value-type="float">
            <text:p>383,9099407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355906963348" calcext:value-type="float">
            <text:p>0,3559069633</text:p>
          </table:table-cell>
          <table:table-cell table:formula="of:=[.D29]*1000" office:value-type="float" office:value="355.906963348" calcext:value-type="float">
            <text:p>355,90696334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366902112961" calcext:value-type="float">
            <text:p>0,366902113</text:p>
          </table:table-cell>
          <table:table-cell table:formula="of:=[.D30]*1000" office:value-type="float" office:value="366.902112961" calcext:value-type="float">
            <text:p>366,90211296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306668996811" calcext:value-type="float">
            <text:p>0,3066689968</text:p>
          </table:table-cell>
          <table:table-cell table:formula="of:=[.D31]*1000" office:value-type="float" office:value="306.668996811" calcext:value-type="float">
            <text:p>306,66899681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335896015167" calcext:value-type="float">
            <text:p>0,3358960152</text:p>
          </table:table-cell>
          <table:table-cell table:formula="of:=[.D32]*1000" office:value-type="float" office:value="335.896015167" calcext:value-type="float">
            <text:p>335,89601516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330690860748" calcext:value-type="float">
            <text:p>0,3306908607</text:p>
          </table:table-cell>
          <table:table-cell table:formula="of:=[.D33]*1000" office:value-type="float" office:value="330.690860748" calcext:value-type="float">
            <text:p>330,69086074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417639017105" calcext:value-type="float">
            <text:p>0,4176390171</text:p>
          </table:table-cell>
          <table:table-cell table:formula="of:=[.D34]*1000" office:value-type="float" office:value="417.639017105" calcext:value-type="float">
            <text:p>417,63901710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372886896133" calcext:value-type="float">
            <text:p>0,3728868961</text:p>
          </table:table-cell>
          <table:table-cell table:formula="of:=[.D35]*1000" office:value-type="float" office:value="372.886896133" calcext:value-type="float">
            <text:p>372,88689613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304191112518" calcext:value-type="float">
            <text:p>0,3041911125</text:p>
          </table:table-cell>
          <table:table-cell table:formula="of:=[.D36]*1000" office:value-type="float" office:value="304.191112518" calcext:value-type="float">
            <text:p>304,19111251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361879110336" calcext:value-type="float">
            <text:p>0,3618791103</text:p>
          </table:table-cell>
          <table:table-cell table:formula="of:=[.D37]*1000" office:value-type="float" office:value="361.879110336" calcext:value-type="float">
            <text:p>361,87911033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402854204178" calcext:value-type="float">
            <text:p>0,4028542042</text:p>
          </table:table-cell>
          <table:table-cell table:formula="of:=[.D38]*1000" office:value-type="float" office:value="402.854204178" calcext:value-type="float">
            <text:p>402,85420417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417178869247" calcext:value-type="float">
            <text:p>0,4171788692</text:p>
          </table:table-cell>
          <table:table-cell table:formula="of:=[.D39]*1000" office:value-type="float" office:value="417.178869247" calcext:value-type="float">
            <text:p>417,17886924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36513209343" calcext:value-type="float">
            <text:p>0,3651320934</text:p>
          </table:table-cell>
          <table:table-cell table:formula="of:=[.D40]*1000" office:value-type="float" office:value="365.13209343" calcext:value-type="float">
            <text:p>365,1320934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365258932114" calcext:value-type="float">
            <text:p>0,3652589321</text:p>
          </table:table-cell>
          <table:table-cell table:formula="of:=[.D41]*1000" office:value-type="float" office:value="365.258932114" calcext:value-type="float">
            <text:p>365,25893211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341122150421" calcext:value-type="float">
            <text:p>0,3411221504</text:p>
          </table:table-cell>
          <table:table-cell table:formula="of:=[.D42]*1000" office:value-type="float" office:value="341.122150421" calcext:value-type="float">
            <text:p>341,12215042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35133600235" calcext:value-type="float">
            <text:p>0,3513360024</text:p>
          </table:table-cell>
          <table:table-cell table:formula="of:=[.D43]*1000" office:value-type="float" office:value="351.33600235" calcext:value-type="float">
            <text:p>351,3360023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36922621727" calcext:value-type="float">
            <text:p>0,3692262173</text:p>
          </table:table-cell>
          <table:table-cell table:formula="of:=[.D44]*1000" office:value-type="float" office:value="369.22621727" calcext:value-type="float">
            <text:p>369,2262172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455706834793" calcext:value-type="float">
            <text:p>0,4557068348</text:p>
          </table:table-cell>
          <table:table-cell table:formula="of:=[.D45]*1000" office:value-type="float" office:value="455.706834793" calcext:value-type="float">
            <text:p>455,70683479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361047029495" calcext:value-type="float">
            <text:p>0,3610470295</text:p>
          </table:table-cell>
          <table:table-cell table:formula="of:=[.D46]*1000" office:value-type="float" office:value="361.047029495" calcext:value-type="float">
            <text:p>361,04702949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349501848221" calcext:value-type="float">
            <text:p>0,3495018482</text:p>
          </table:table-cell>
          <table:table-cell table:formula="of:=[.D47]*1000" office:value-type="float" office:value="349.501848221" calcext:value-type="float">
            <text:p>349,50184822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26931810379" calcext:value-type="float">
            <text:p>0,2693181038</text:p>
          </table:table-cell>
          <table:table-cell table:formula="of:=[.D48]*1000" office:value-type="float" office:value="269.31810379" calcext:value-type="float">
            <text:p>269,3181037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388908863068" calcext:value-type="float">
            <text:p>0,3889088631</text:p>
          </table:table-cell>
          <table:table-cell table:formula="of:=[.D49]*1000" office:value-type="float" office:value="388.908863068" calcext:value-type="float">
            <text:p>388,90886306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398535966873" calcext:value-type="float">
            <text:p>0,3985359669</text:p>
          </table:table-cell>
          <table:table-cell table:formula="of:=[.D50]*1000" office:value-type="float" office:value="398.535966873" calcext:value-type="float">
            <text:p>398,53596687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350441932678" calcext:value-type="float">
            <text:p>0,3504419327</text:p>
          </table:table-cell>
          <table:table-cell table:formula="of:=[.D51]*1000" office:value-type="float" office:value="350.441932678" calcext:value-type="float">
            <text:p>350,44193267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392244815826" calcext:value-type="float">
            <text:p>0,3922448158</text:p>
          </table:table-cell>
          <table:table-cell table:formula="of:=[.D52]*1000" office:value-type="float" office:value="392.244815826" calcext:value-type="float">
            <text:p>392,24481582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329180002213" calcext:value-type="float">
            <text:p>0,3291800022</text:p>
          </table:table-cell>
          <table:table-cell table:formula="of:=[.D53]*1000" office:value-type="float" office:value="329.180002213" calcext:value-type="float">
            <text:p>329,18000221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298153162003" calcext:value-type="float">
            <text:p>0,298153162</text:p>
          </table:table-cell>
          <table:table-cell table:formula="of:=[.D54]*1000" office:value-type="float" office:value="298.153162003" calcext:value-type="float">
            <text:p>298,15316200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349902868271" calcext:value-type="float">
            <text:p>0,3499028683</text:p>
          </table:table-cell>
          <table:table-cell table:formula="of:=[.D55]*1000" office:value-type="float" office:value="349.902868271" calcext:value-type="float">
            <text:p>349,90286827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381512880325" calcext:value-type="float">
            <text:p>0,3815128803</text:p>
          </table:table-cell>
          <table:table-cell table:formula="of:=[.D56]*1000" office:value-type="float" office:value="381.512880325" calcext:value-type="float">
            <text:p>381,51288032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46333193779" calcext:value-type="float">
            <text:p>0,4633319378</text:p>
          </table:table-cell>
          <table:table-cell table:formula="of:=[.D57]*1000" office:value-type="float" office:value="463.33193779" calcext:value-type="float">
            <text:p>463,3319377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422350883484" calcext:value-type="float">
            <text:p>0,4223508835</text:p>
          </table:table-cell>
          <table:table-cell table:formula="of:=[.D58]*1000" office:value-type="float" office:value="422.350883484" calcext:value-type="float">
            <text:p>422,35088348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36684679985" calcext:value-type="float">
            <text:p>0,3668467999</text:p>
          </table:table-cell>
          <table:table-cell table:formula="of:=[.D59]*1000" office:value-type="float" office:value="366.84679985" calcext:value-type="float">
            <text:p>366,8467998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351504087448" calcext:value-type="float">
            <text:p>0,3515040874</text:p>
          </table:table-cell>
          <table:table-cell table:formula="of:=[.D60]*1000" office:value-type="float" office:value="351.504087448" calcext:value-type="float">
            <text:p>351,50408744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34273815155" calcext:value-type="float">
            <text:p>0,3427381516</text:p>
          </table:table-cell>
          <table:table-cell table:formula="of:=[.D61]*1000" office:value-type="float" office:value="342.73815155" calcext:value-type="float">
            <text:p>342,7381515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330739021301" calcext:value-type="float">
            <text:p>0,3307390213</text:p>
          </table:table-cell>
          <table:table-cell table:formula="of:=[.D62]*1000" office:value-type="float" office:value="330.739021301" calcext:value-type="float">
            <text:p>330,73902130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301831007004" calcext:value-type="float">
            <text:p>0,301831007</text:p>
          </table:table-cell>
          <table:table-cell table:formula="of:=[.D63]*1000" office:value-type="float" office:value="301.831007004" calcext:value-type="float">
            <text:p>301,83100700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448462963104" calcext:value-type="float">
            <text:p>0,4484629631</text:p>
          </table:table-cell>
          <table:table-cell table:formula="of:=[.D64]*1000" office:value-type="float" office:value="448.462963104" calcext:value-type="float">
            <text:p>448,46296310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315832138062" calcext:value-type="float">
            <text:p>0,3158321381</text:p>
          </table:table-cell>
          <table:table-cell table:formula="of:=[.D65]*1000" office:value-type="float" office:value="315.832138062" calcext:value-type="float">
            <text:p>315,83213806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39327788353" calcext:value-type="float">
            <text:p>0,3932778835</text:p>
          </table:table-cell>
          <table:table-cell table:formula="of:=[.D66]*1000" office:value-type="float" office:value="393.27788353" calcext:value-type="float">
            <text:p>393,2778835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436990976334" calcext:value-type="float">
            <text:p>0,4369909763</text:p>
          </table:table-cell>
          <table:table-cell table:formula="of:=[.D67]*1000" office:value-type="float" office:value="436.990976334" calcext:value-type="float">
            <text:p>436,99097633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343659162521" calcext:value-type="float">
            <text:p>0,3436591625</text:p>
          </table:table-cell>
          <table:table-cell table:formula="of:=[.D68]*1000" office:value-type="float" office:value="343.659162521" calcext:value-type="float">
            <text:p>343,65916252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33900809288" calcext:value-type="float">
            <text:p>0,3390080929</text:p>
          </table:table-cell>
          <table:table-cell table:formula="of:=[.D69]*1000" office:value-type="float" office:value="339.00809288" calcext:value-type="float">
            <text:p>339,0080928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36264705658" calcext:value-type="float">
            <text:p>0,3626470566</text:p>
          </table:table-cell>
          <table:table-cell table:formula="of:=[.D70]*1000" office:value-type="float" office:value="362.64705658" calcext:value-type="float">
            <text:p>362,6470565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48969912529" calcext:value-type="float">
            <text:p>0,4896991253</text:p>
          </table:table-cell>
          <table:table-cell table:formula="of:=[.D71]*1000" office:value-type="float" office:value="489.69912529" calcext:value-type="float">
            <text:p>489,6991252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404894113541" calcext:value-type="float">
            <text:p>0,4048941135</text:p>
          </table:table-cell>
          <table:table-cell table:formula="of:=[.D72]*1000" office:value-type="float" office:value="404.894113541" calcext:value-type="float">
            <text:p>404,89411354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362690210342" calcext:value-type="float">
            <text:p>0,3626902103</text:p>
          </table:table-cell>
          <table:table-cell table:formula="of:=[.D73]*1000" office:value-type="float" office:value="362.690210342" calcext:value-type="float">
            <text:p>362,69021034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398937940598" calcext:value-type="float">
            <text:p>0,3989379406</text:p>
          </table:table-cell>
          <table:table-cell table:formula="of:=[.D74]*1000" office:value-type="float" office:value="398.937940598" calcext:value-type="float">
            <text:p>398,93794059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368679046631" calcext:value-type="float">
            <text:p>0,3686790466</text:p>
          </table:table-cell>
          <table:table-cell table:formula="of:=[.D75]*1000" office:value-type="float" office:value="368.679046631" calcext:value-type="float">
            <text:p>368,67904663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394051074982" calcext:value-type="float">
            <text:p>0,394051075</text:p>
          </table:table-cell>
          <table:table-cell table:formula="of:=[.D76]*1000" office:value-type="float" office:value="394.051074982" calcext:value-type="float">
            <text:p>394,05107498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356942892075" calcext:value-type="float">
            <text:p>0,3569428921</text:p>
          </table:table-cell>
          <table:table-cell table:formula="of:=[.D77]*1000" office:value-type="float" office:value="356.942892075" calcext:value-type="float">
            <text:p>356,94289207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366175174713" calcext:value-type="float">
            <text:p>0,3661751747</text:p>
          </table:table-cell>
          <table:table-cell table:formula="of:=[.D78]*1000" office:value-type="float" office:value="366.175174713" calcext:value-type="float">
            <text:p>366,17517471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368256092072" calcext:value-type="float">
            <text:p>0,3682560921</text:p>
          </table:table-cell>
          <table:table-cell table:formula="of:=[.D79]*1000" office:value-type="float" office:value="368.256092072" calcext:value-type="float">
            <text:p>368,25609207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319794178009" calcext:value-type="float">
            <text:p>0,319794178</text:p>
          </table:table-cell>
          <table:table-cell table:formula="of:=[.D80]*1000" office:value-type="float" office:value="319.794178009" calcext:value-type="float">
            <text:p>319,79417800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377159118652" calcext:value-type="float">
            <text:p>0,3771591187</text:p>
          </table:table-cell>
          <table:table-cell table:formula="of:=[.D81]*1000" office:value-type="float" office:value="377.159118652" calcext:value-type="float">
            <text:p>377,15911865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308968067169" calcext:value-type="float">
            <text:p>0,3089680672</text:p>
          </table:table-cell>
          <table:table-cell table:formula="of:=[.D82]*1000" office:value-type="float" office:value="308.968067169" calcext:value-type="float">
            <text:p>308,96806716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402612924576" calcext:value-type="float">
            <text:p>0,4026129246</text:p>
          </table:table-cell>
          <table:table-cell table:formula="of:=[.D83]*1000" office:value-type="float" office:value="402.612924576" calcext:value-type="float">
            <text:p>402,61292457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359769105911" calcext:value-type="float">
            <text:p>0,3597691059</text:p>
          </table:table-cell>
          <table:table-cell table:formula="of:=[.D84]*1000" office:value-type="float" office:value="359.769105911" calcext:value-type="float">
            <text:p>359,76910591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444665193558" calcext:value-type="float">
            <text:p>0,4446651936</text:p>
          </table:table-cell>
          <table:table-cell table:formula="of:=[.D85]*1000" office:value-type="float" office:value="444.665193558" calcext:value-type="float">
            <text:p>444,66519355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451648950577" calcext:value-type="float">
            <text:p>0,4516489506</text:p>
          </table:table-cell>
          <table:table-cell table:formula="of:=[.D86]*1000" office:value-type="float" office:value="451.648950577" calcext:value-type="float">
            <text:p>451,64895057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289803981781" calcext:value-type="float">
            <text:p>0,2898039818</text:p>
          </table:table-cell>
          <table:table-cell table:formula="of:=[.D87]*1000" office:value-type="float" office:value="289.803981781" calcext:value-type="float">
            <text:p>289,80398178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33717918396" calcext:value-type="float">
            <text:p>0,337179184</text:p>
          </table:table-cell>
          <table:table-cell table:formula="of:=[.D88]*1000" office:value-type="float" office:value="337.17918396" calcext:value-type="float">
            <text:p>337,1791839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333895921707" calcext:value-type="float">
            <text:p>0,3338959217</text:p>
          </table:table-cell>
          <table:table-cell table:formula="of:=[.D89]*1000" office:value-type="float" office:value="333.895921707" calcext:value-type="float">
            <text:p>333,89592170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445188045502" calcext:value-type="float">
            <text:p>0,4451880455</text:p>
          </table:table-cell>
          <table:table-cell table:formula="of:=[.D90]*1000" office:value-type="float" office:value="445.188045502" calcext:value-type="float">
            <text:p>445,18804550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367110967636" calcext:value-type="float">
            <text:p>0,3671109676</text:p>
          </table:table-cell>
          <table:table-cell table:formula="of:=[.D91]*1000" office:value-type="float" office:value="367.110967636" calcext:value-type="float">
            <text:p>367,11096763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338557958603" calcext:value-type="float">
            <text:p>0,3385579586</text:p>
          </table:table-cell>
          <table:table-cell table:formula="of:=[.D92]*1000" office:value-type="float" office:value="338.557958603" calcext:value-type="float">
            <text:p>338,55795860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373308897018" calcext:value-type="float">
            <text:p>0,373308897</text:p>
          </table:table-cell>
          <table:table-cell table:formula="of:=[.D93]*1000" office:value-type="float" office:value="373.308897018" calcext:value-type="float">
            <text:p>373,30889701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359108924866" calcext:value-type="float">
            <text:p>0,3591089249</text:p>
          </table:table-cell>
          <table:table-cell table:formula="of:=[.D94]*1000" office:value-type="float" office:value="359.108924866" calcext:value-type="float">
            <text:p>359,10892486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290485858917" calcext:value-type="float">
            <text:p>0,2904858589</text:p>
          </table:table-cell>
          <table:table-cell table:formula="of:=[.D95]*1000" office:value-type="float" office:value="290.485858917" calcext:value-type="float">
            <text:p>290,48585891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372232913971" calcext:value-type="float">
            <text:p>0,372232914</text:p>
          </table:table-cell>
          <table:table-cell table:formula="of:=[.D96]*1000" office:value-type="float" office:value="372.232913971" calcext:value-type="float">
            <text:p>372,23291397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407775878906" calcext:value-type="float">
            <text:p>0,4077758789</text:p>
          </table:table-cell>
          <table:table-cell table:formula="of:=[.D97]*1000" office:value-type="float" office:value="407.775878906" calcext:value-type="float">
            <text:p>407,77587890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345683097839" calcext:value-type="float">
            <text:p>0,3456830978</text:p>
          </table:table-cell>
          <table:table-cell table:formula="of:=[.D98]*1000" office:value-type="float" office:value="345.683097839" calcext:value-type="float">
            <text:p>345,68309783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348831892014" calcext:value-type="float">
            <text:p>0,348831892</text:p>
          </table:table-cell>
          <table:table-cell table:formula="of:=[.D99]*1000" office:value-type="float" office:value="348.831892014" calcext:value-type="float">
            <text:p>348,83189201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346859931946" calcext:value-type="float">
            <text:p>0,3468599319</text:p>
          </table:table-cell>
          <table:table-cell table:formula="of:=[.D100]*1000" office:value-type="float" office:value="346.859931946" calcext:value-type="float">
            <text:p>346,85993194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33948302269" calcext:value-type="float">
            <text:p>0,3394830227</text:p>
          </table:table-cell>
          <table:table-cell table:formula="of:=[.D101]*1000" office:value-type="float" office:value="339.48302269" calcext:value-type="float">
            <text:p>339,4830226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330630064011" calcext:value-type="float">
            <text:p>0,330630064</text:p>
          </table:table-cell>
          <table:table-cell table:formula="of:=[.D102]*1000" office:value-type="float" office:value="330.630064011" calcext:value-type="float">
            <text:p>330,63006401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34853219986" calcext:value-type="float">
            <text:p>0,3485321999</text:p>
          </table:table-cell>
          <table:table-cell table:formula="of:=[.D103]*1000" office:value-type="float" office:value="348.53219986" calcext:value-type="float">
            <text:p>348,5321998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3709461689" calcext:value-type="float">
            <text:p>0,3709461689</text:p>
          </table:table-cell>
          <table:table-cell table:formula="of:=[.D104]*1000" office:value-type="float" office:value="370.9461689" calcext:value-type="float">
            <text:p>370,946168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332282066345" calcext:value-type="float">
            <text:p>0,3322820663</text:p>
          </table:table-cell>
          <table:table-cell table:formula="of:=[.D105]*1000" office:value-type="float" office:value="332.282066345" calcext:value-type="float">
            <text:p>332,28206634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425842046738" calcext:value-type="float">
            <text:p>0,4258420467</text:p>
          </table:table-cell>
          <table:table-cell table:formula="of:=[.D106]*1000" office:value-type="float" office:value="425.842046738" calcext:value-type="float">
            <text:p>425,84204673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453673839569" calcext:value-type="float">
            <text:p>0,4536738396</text:p>
          </table:table-cell>
          <table:table-cell table:formula="of:=[.D107]*1000" office:value-type="float" office:value="453.673839569" calcext:value-type="float">
            <text:p>453,67383956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428838968277" calcext:value-type="float">
            <text:p>0,4288389683</text:p>
          </table:table-cell>
          <table:table-cell table:formula="of:=[.D108]*1000" office:value-type="float" office:value="428.838968277" calcext:value-type="float">
            <text:p>428,83896827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317891120911" calcext:value-type="float">
            <text:p>0,3178911209</text:p>
          </table:table-cell>
          <table:table-cell table:formula="of:=[.D109]*1000" office:value-type="float" office:value="317.891120911" calcext:value-type="float">
            <text:p>317,89112091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398892879486" calcext:value-type="float">
            <text:p>0,3988928795</text:p>
          </table:table-cell>
          <table:table-cell table:formula="of:=[.D110]*1000" office:value-type="float" office:value="398.892879486" calcext:value-type="float">
            <text:p>398,89287948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369223117828" calcext:value-type="float">
            <text:p>0,3692231178</text:p>
          </table:table-cell>
          <table:table-cell table:formula="of:=[.D111]*1000" office:value-type="float" office:value="369.223117828" calcext:value-type="float">
            <text:p>369,22311782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328116893768" calcext:value-type="float">
            <text:p>0,3281168938</text:p>
          </table:table-cell>
          <table:table-cell table:formula="of:=[.D112]*1000" office:value-type="float" office:value="328.116893768" calcext:value-type="float">
            <text:p>328,11689376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387327194214" calcext:value-type="float">
            <text:p>0,3873271942</text:p>
          </table:table-cell>
          <table:table-cell table:formula="of:=[.D113]*1000" office:value-type="float" office:value="387.327194214" calcext:value-type="float">
            <text:p>387,32719421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314264059067" calcext:value-type="float">
            <text:p>0,3142640591</text:p>
          </table:table-cell>
          <table:table-cell table:formula="of:=[.D114]*1000" office:value-type="float" office:value="314.264059067" calcext:value-type="float">
            <text:p>314,26405906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460206985474" calcext:value-type="float">
            <text:p>0,4602069855</text:p>
          </table:table-cell>
          <table:table-cell table:formula="of:=[.D115]*1000" office:value-type="float" office:value="460.206985474" calcext:value-type="float">
            <text:p>460,20698547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366985082626" calcext:value-type="float">
            <text:p>0,3669850826</text:p>
          </table:table-cell>
          <table:table-cell table:formula="of:=[.D116]*1000" office:value-type="float" office:value="366.985082626" calcext:value-type="float">
            <text:p>366,98508262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346619129181" calcext:value-type="float">
            <text:p>0,3466191292</text:p>
          </table:table-cell>
          <table:table-cell table:formula="of:=[.D117]*1000" office:value-type="float" office:value="346.619129181" calcext:value-type="float">
            <text:p>346,61912918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436013936996" calcext:value-type="float">
            <text:p>0,436013937</text:p>
          </table:table-cell>
          <table:table-cell table:formula="of:=[.D118]*1000" office:value-type="float" office:value="436.013936996" calcext:value-type="float">
            <text:p>436,01393699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474385023117" calcext:value-type="float">
            <text:p>0,4743850231</text:p>
          </table:table-cell>
          <table:table-cell table:formula="of:=[.D119]*1000" office:value-type="float" office:value="474.385023117" calcext:value-type="float">
            <text:p>474,38502311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356979131699" calcext:value-type="float">
            <text:p>0,3569791317</text:p>
          </table:table-cell>
          <table:table-cell table:formula="of:=[.D120]*1000" office:value-type="float" office:value="356.979131699" calcext:value-type="float">
            <text:p>356,97913169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324965000153" calcext:value-type="float">
            <text:p>0,3249650002</text:p>
          </table:table-cell>
          <table:table-cell table:formula="of:=[.D121]*1000" office:value-type="float" office:value="324.965000153" calcext:value-type="float">
            <text:p>324,96500015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301391839981" calcext:value-type="float">
            <text:p>0,30139184</text:p>
          </table:table-cell>
          <table:table-cell table:formula="of:=[.D122]*1000" office:value-type="float" office:value="301.391839981" calcext:value-type="float">
            <text:p>301,39183998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320495128632" calcext:value-type="float">
            <text:p>0,3204951286</text:p>
          </table:table-cell>
          <table:table-cell table:formula="of:=[.D123]*1000" office:value-type="float" office:value="320.495128632" calcext:value-type="float">
            <text:p>320,49512863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346644163132" calcext:value-type="float">
            <text:p>0,3466441631</text:p>
          </table:table-cell>
          <table:table-cell table:formula="of:=[.D124]*1000" office:value-type="float" office:value="346.644163132" calcext:value-type="float">
            <text:p>346,64416313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279728889465" calcext:value-type="float">
            <text:p>0,2797288895</text:p>
          </table:table-cell>
          <table:table-cell table:formula="of:=[.D125]*1000" office:value-type="float" office:value="279.728889465" calcext:value-type="float">
            <text:p>279,72888946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383960008621" calcext:value-type="float">
            <text:p>0,3839600086</text:p>
          </table:table-cell>
          <table:table-cell table:formula="of:=[.D126]*1000" office:value-type="float" office:value="383.960008621" calcext:value-type="float">
            <text:p>383,96000862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427496910095" calcext:value-type="float">
            <text:p>0,4274969101</text:p>
          </table:table-cell>
          <table:table-cell table:formula="of:=[.D127]*1000" office:value-type="float" office:value="427.496910095" calcext:value-type="float">
            <text:p>427,49691009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502833843231" calcext:value-type="float">
            <text:p>0,5028338432</text:p>
          </table:table-cell>
          <table:table-cell table:formula="of:=[.D128]*1000" office:value-type="float" office:value="502.833843231" calcext:value-type="float">
            <text:p>502,83384323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337351083755" calcext:value-type="float">
            <text:p>0,3373510838</text:p>
          </table:table-cell>
          <table:table-cell table:formula="of:=[.D129]*1000" office:value-type="float" office:value="337.351083755" calcext:value-type="float">
            <text:p>337,35108375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417053937912" calcext:value-type="float">
            <text:p>0,4170539379</text:p>
          </table:table-cell>
          <table:table-cell table:formula="of:=[.D130]*1000" office:value-type="float" office:value="417.053937912" calcext:value-type="float">
            <text:p>417,05393791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342422962189" calcext:value-type="float">
            <text:p>0,3424229622</text:p>
          </table:table-cell>
          <table:table-cell table:formula="of:=[.D131]*1000" office:value-type="float" office:value="342.422962189" calcext:value-type="float">
            <text:p>342,42296218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411249876022" calcext:value-type="float">
            <text:p>0,411249876</text:p>
          </table:table-cell>
          <table:table-cell table:formula="of:=[.D132]*1000" office:value-type="float" office:value="411.249876022" calcext:value-type="float">
            <text:p>411,24987602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400937080383" calcext:value-type="float">
            <text:p>0,4009370804</text:p>
          </table:table-cell>
          <table:table-cell table:formula="of:=[.D133]*1000" office:value-type="float" office:value="400.937080383" calcext:value-type="float">
            <text:p>400,93708038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454267978668" calcext:value-type="float">
            <text:p>0,4542679787</text:p>
          </table:table-cell>
          <table:table-cell table:formula="of:=[.D134]*1000" office:value-type="float" office:value="454.267978668" calcext:value-type="float">
            <text:p>454,26797866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390888929367" calcext:value-type="float">
            <text:p>0,3908889294</text:p>
          </table:table-cell>
          <table:table-cell table:formula="of:=[.D135]*1000" office:value-type="float" office:value="390.888929367" calcext:value-type="float">
            <text:p>390,88892936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333091020584" calcext:value-type="float">
            <text:p>0,3330910206</text:p>
          </table:table-cell>
          <table:table-cell table:formula="of:=[.D136]*1000" office:value-type="float" office:value="333.091020584" calcext:value-type="float">
            <text:p>333,09102058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371376037598" calcext:value-type="float">
            <text:p>0,3713760376</text:p>
          </table:table-cell>
          <table:table-cell table:formula="of:=[.D137]*1000" office:value-type="float" office:value="371.376037598" calcext:value-type="float">
            <text:p>371,37603759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312613964081" calcext:value-type="float">
            <text:p>0,3126139641</text:p>
          </table:table-cell>
          <table:table-cell table:formula="of:=[.D138]*1000" office:value-type="float" office:value="312.613964081" calcext:value-type="float">
            <text:p>312,61396408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349832057953" calcext:value-type="float">
            <text:p>0,349832058</text:p>
          </table:table-cell>
          <table:table-cell table:formula="of:=[.D139]*1000" office:value-type="float" office:value="349.832057953" calcext:value-type="float">
            <text:p>349,83205795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37175488472" calcext:value-type="float">
            <text:p>0,3717548847</text:p>
          </table:table-cell>
          <table:table-cell table:formula="of:=[.D140]*1000" office:value-type="float" office:value="371.75488472" calcext:value-type="float">
            <text:p>371,7548847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425863027573" calcext:value-type="float">
            <text:p>0,4258630276</text:p>
          </table:table-cell>
          <table:table-cell table:formula="of:=[.D141]*1000" office:value-type="float" office:value="425.863027573" calcext:value-type="float">
            <text:p>425,86302757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367370128632" calcext:value-type="float">
            <text:p>0,3673701286</text:p>
          </table:table-cell>
          <table:table-cell table:formula="of:=[.D142]*1000" office:value-type="float" office:value="367.370128632" calcext:value-type="float">
            <text:p>367,37012863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314285039902" calcext:value-type="float">
            <text:p>0,3142850399</text:p>
          </table:table-cell>
          <table:table-cell table:formula="of:=[.D143]*1000" office:value-type="float" office:value="314.285039902" calcext:value-type="float">
            <text:p>314,28503990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414407968521" calcext:value-type="float">
            <text:p>0,4144079685</text:p>
          </table:table-cell>
          <table:table-cell table:formula="of:=[.D144]*1000" office:value-type="float" office:value="414.407968521" calcext:value-type="float">
            <text:p>414,40796852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342235803604" calcext:value-type="float">
            <text:p>0,3422358036</text:p>
          </table:table-cell>
          <table:table-cell table:formula="of:=[.D145]*1000" office:value-type="float" office:value="342.235803604" calcext:value-type="float">
            <text:p>342,23580360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341660022736" calcext:value-type="float">
            <text:p>0,3416600227</text:p>
          </table:table-cell>
          <table:table-cell table:formula="of:=[.D146]*1000" office:value-type="float" office:value="341.660022736" calcext:value-type="float">
            <text:p>341,66002273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325845003128" calcext:value-type="float">
            <text:p>0,3258450031</text:p>
          </table:table-cell>
          <table:table-cell table:formula="of:=[.D147]*1000" office:value-type="float" office:value="325.845003128" calcext:value-type="float">
            <text:p>325,84500312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398489952087" calcext:value-type="float">
            <text:p>0,3984899521</text:p>
          </table:table-cell>
          <table:table-cell table:formula="of:=[.D148]*1000" office:value-type="float" office:value="398.489952087" calcext:value-type="float">
            <text:p>398,48995208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380911111832" calcext:value-type="float">
            <text:p>0,3809111118</text:p>
          </table:table-cell>
          <table:table-cell table:formula="of:=[.D149]*1000" office:value-type="float" office:value="380.911111832" calcext:value-type="float">
            <text:p>380,91111183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409978151321" calcext:value-type="float">
            <text:p>0,4099781513</text:p>
          </table:table-cell>
          <table:table-cell table:formula="of:=[.D150]*1000" office:value-type="float" office:value="409.978151321" calcext:value-type="float">
            <text:p>409,97815132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371419906616" calcext:value-type="float">
            <text:p>0,3714199066</text:p>
          </table:table-cell>
          <table:table-cell table:formula="of:=[.D151]*1000" office:value-type="float" office:value="371.419906616" calcext:value-type="float">
            <text:p>371,41990661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413568973541" calcext:value-type="float">
            <text:p>0,4135689735</text:p>
          </table:table-cell>
          <table:table-cell table:formula="of:=[.D152]*1000" office:value-type="float" office:value="413.568973541" calcext:value-type="float">
            <text:p>413,56897354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349694013596" calcext:value-type="float">
            <text:p>0,3496940136</text:p>
          </table:table-cell>
          <table:table-cell table:formula="of:=[.D153]*1000" office:value-type="float" office:value="349.694013596" calcext:value-type="float">
            <text:p>349,69401359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311450004578" calcext:value-type="float">
            <text:p>0,3114500046</text:p>
          </table:table-cell>
          <table:table-cell table:formula="of:=[.D154]*1000" office:value-type="float" office:value="311.450004578" calcext:value-type="float">
            <text:p>311,45000457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37672495842" calcext:value-type="float">
            <text:p>0,3767249584</text:p>
          </table:table-cell>
          <table:table-cell table:formula="of:=[.D155]*1000" office:value-type="float" office:value="376.72495842" calcext:value-type="float">
            <text:p>376,7249584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357888936996" calcext:value-type="float">
            <text:p>0,357888937</text:p>
          </table:table-cell>
          <table:table-cell table:formula="of:=[.D156]*1000" office:value-type="float" office:value="357.888936996" calcext:value-type="float">
            <text:p>357,88893699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t_calc</text:p>
          </table:table-cell>
          <table:table-cell office:value-type="float" office:value="0.400970935822" calcext:value-type="float">
            <text:p>0,4009709358</text:p>
          </table:table-cell>
          <table:table-cell table:formula="of:=[.D157]*1000" office:value-type="float" office:value="400.970935822" calcext:value-type="float">
            <text:p>400,97093582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_calc</text:p>
          </table:table-cell>
          <table:table-cell office:value-type="float" office:value="0.314924955368" calcext:value-type="float">
            <text:p>0,3149249554</text:p>
          </table:table-cell>
          <table:table-cell table:formula="of:=[.D158]*1000" office:value-type="float" office:value="314.924955368" calcext:value-type="float">
            <text:p>314,92495536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t_calc</text:p>
          </table:table-cell>
          <table:table-cell office:value-type="float" office:value="0.376394987106" calcext:value-type="float">
            <text:p>0,3763949871</text:p>
          </table:table-cell>
          <table:table-cell table:formula="of:=[.D159]*1000" office:value-type="float" office:value="376.394987106" calcext:value-type="float">
            <text:p>376,394987106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Média</text:p>
          </table:table-cell>
          <table:table-cell table:style-name="ce2" table:formula="of:=AVERAGE([.E1:.E159])" office:value-type="float" office:value="370.628271462805" calcext:value-type="float">
            <text:p>370,628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Variância</text:p>
          </table:table-cell>
          <table:table-cell table:style-name="ce2" table:formula="of:=VAR([.E1:.E159])" office:value-type="float" office:value="2110.6974831372" calcext:value-type="float">
            <text:p>2110,697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esvio Padrão</text:p>
          </table:table-cell>
          <table:table-cell table:style-name="ce2" table:formula="of:=STDEV([.E1:.E159])" office:value-type="float" office:value="45.9423277940637" calcext:value-type="float">
            <text:p>45,942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Máximo</text:p>
          </table:table-cell>
          <table:table-cell table:style-name="ce2" table:formula="of:=MAX([.E1:.E159])" office:value-type="float" office:value="502.833843231" calcext:value-type="float">
            <text:p>502,834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Mínimo</text:p>
          </table:table-cell>
          <table:table-cell table:style-name="ce3" table:formula="of:=MIN([.E1:.E159])" office:value-type="float" office:value="269.31810379" calcext:value-type="float">
            <text:p>269,3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5:23:03.046762570</meta:creation-date>
    <meta:generator>LibreOffice/5.1.2.2$Linux_X86_64 LibreOffice_project/10m0$Build-2</meta:generator>
    <dc:date>2016-05-25T15:29:12.026451377</dc:date>
    <meta:editing-duration>PT6M9S</meta:editing-duration>
    <meta:editing-cycles>1</meta:editing-cycles>
    <meta:document-statistic meta:table-count="2" meta:cell-count="1133" meta:object-count="0"/>
  </office:meta>
</office:document-meta>
</file>